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2.7256in"/>
    </style:style>
    <style:style style:name="co3" style:family="table-column">
      <style:table-column-properties fo:break-before="auto" style:column-width="8.193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27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fo:border-bottom="none" style:text-align-source="fix" style:repeat-content="false" fo:border-left="0.0008in solid #000000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7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7">
      <style:table-cell-properties fo:background-color="#00ff00"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Pièce justificative (Ref)</text:p>
          </table:table-cell>
          <table:table-cell table:style-name="ce1" office:value-type="string">
            <text:p>Détail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</table:table-row>
        <table:table-row table:style-name="ro1">
          <table:table-cell office:value-type="string">
            <text:p>Printemps des sciences</text:p>
          </table:table-cell>
          <table:table-cell office:value-type="string">
            <text:p>Facture cercle informatique (non dispo)</text:p>
          </table:table-cell>
          <table:table-cell office:value-type="string">
            <text:p>Travail fournis par les membres du hackerspace pour monter/démonter les structures et stands</text:p>
          </table:table-cell>
          <table:table-cell office:value-type="currency" office:currency="EUR" office:value="1000">
            <text:p>1,000.00 €</text:p>
          </table:table-cell>
          <table:table-cell/>
        </table:table-row>
        <table:table-row table:style-name="ro2">
          <table:table-cell office:value-type="string">
            <text:p>UrLab.be domain name</text:p>
          </table:table-cell>
          <table:table-cell office:value-type="string">
            <text:p>2012_0</text:p>
          </table:table-cell>
          <table:table-cell table:number-columns-repeated="2"/>
          <table:table-cell office:value-type="string">
            <text:p>14,35 €</text:p>
          </table:table-cell>
        </table:table-row>
        <table:table-row table:style-name="ro1">
          <table:table-cell office:value-type="string">
            <text:p>Projet street Art (Champignon)</text:p>
          </table:table-cell>
          <table:table-cell office:value-type="string">
            <text:p>2012_1</text:p>
          </table:table-cell>
          <table:table-cell office:value-type="string">
            <text:p>Saladier (moule pour le plâtre)</text:p>
          </table:table-cell>
          <table:table-cell/>
          <table:table-cell office:value-type="string">
            <text:p>6,25 €</text:p>
          </table:table-cell>
        </table:table-row>
        <table:table-row table:style-name="ro1">
          <table:table-cell office:value-type="string">
            <text:p>Projet street Art (Champignon - Trees)</text:p>
          </table:table-cell>
          <table:table-cell office:value-type="string">
            <text:p>2012_1</text:p>
          </table:table-cell>
          <table:table-cell office:value-type="string">
            <text:p>Plâtre, peinture, gant jettable en latex, ballon de foot</text:p>
          </table:table-cell>
          <table:table-cell/>
          <table:table-cell office:value-type="string">
            <text:p>26,30 €</text:p>
          </table:table-cell>
        </table:table-row>
        <table:table-row table:style-name="ro1">
          <table:table-cell office:value-type="string">
            <text:p>Matériel de nettoyage 131</text:p>
          </table:table-cell>
          <table:table-cell office:value-type="string">
            <text:p>2012_1</text:p>
          </table:table-cell>
          <table:table-cell office:value-type="string">
            <text:p>Misc (Tuyau d'arrosage, adaptateur, Mop, Esprit de sel, brosse et éponge)</text:p>
          </table:table-cell>
          <table:table-cell/>
          <table:table-cell office:value-type="string">
            <text:p>63,40 €</text:p>
          </table:table-cell>
        </table:table-row>
        <table:table-row table:style-name="ro1">
          <table:table-cell office:value-type="string">
            <text:p>Matériel de nettoyage 131</text:p>
          </table:table-cell>
          <table:table-cell office:value-type="string">
            <text:p>2012_2</text:p>
          </table:table-cell>
          <table:table-cell office:value-type="string">
            <text:p>Misc (éponges, seau)</text:p>
          </table:table-cell>
          <table:table-cell/>
          <table:table-cell office:value-type="string">
            <text:p>8,99 €</text:p>
          </table:table-cell>
        </table:table-row>
        <table:table-row table:style-name="ro1">
          <table:table-cell office:value-type="string">
            <text:p>Cotisations Membres</text:p>
          </table:table-cell>
          <table:table-cell office:value-type="string">
            <text:p>Trésorier Cerkinfo</text:p>
          </table:table-cell>
          <table:table-cell office:value-type="string">
            <text:p>(Charles H, Cédric L, Julien M, Wouter M, Laurent P, Jeremy S, Arnaud T, Jean-Luc Z, Robert A, Nicolas D, Nikita M, Florian L)</text:p>
          </table:table-cell>
          <table:table-cell office:value-type="currency" office:currency="EUR" office:value="60">
            <text:p>60.00 €</text:p>
          </table:table-cell>
          <table:table-cell/>
        </table:table-row>
        <table:table-row table:style-name="ro1">
          <table:table-cell office:value-type="string">
            <text:p>Achat 2 bacs ClubMate</text:p>
          </table:table-cell>
          <table:table-cell office:value-type="string">
            <text:p>2012_3</text:p>
          </table:table-cell>
          <table:table-cell office:value-type="string">
            <text:p>2 bacs sur 10 pour le hs (2*(20*1,5 + 6% TVA + 20*0,1 + 4,5))</text:p>
          </table:table-cell>
          <table:table-cell/>
          <table:table-cell office:value-type="string">
            <text:p>76,60 €</text:p>
          </table:table-cell>
        </table:table-row>
        <table:table-row table:style-name="ro1">
          <table:table-cell office:value-type="string">
            <text:p>Vente 2 bacs</text:p>
          </table:table-cell>
          <table:table-cell table:style-name="ce5"/>
          <table:table-cell table:style-name="ce6" office:value-type="string">
            <text:p>40*2 Eur</text:p>
          </table:table-cell>
          <table:table-cell office:value-type="currency" office:currency="EUR" office:value="80">
            <text:p>80.00 €</text:p>
          </table:table-cell>
          <table:table-cell/>
        </table:table-row>
        <table:table-row table:style-name="ro1">
          <table:table-cell office:value-type="string">
            <text:p>Vente 1 bac vidange</text:p>
          </table:table-cell>
          <table:table-cell office:value-type="string">
            <text:p>2012_4</text:p>
          </table:table-cell>
          <table:table-cell office:value-type="string">
            <text:p>Vidange manquante dans le 2ème bac -&gt; fournisseur ne le reprend pas</text:p>
          </table:table-cell>
          <table:table-cell office:value-type="currency" office:currency="EUR" office:value="6.5">
            <text:p>6.50 €</text:p>
          </table:table-cell>
          <table:table-cell/>
        </table:table-row>
        <table:table-row table:style-name="ro1">
          <table:table-cell table:style-name="ce3" office:value-type="string">
            <text:p>Achat 2 bacs ClubMate</text:p>
          </table:table-cell>
          <table:table-cell table:style-name="ce3" office:value-type="string">
            <text:p>2012_4</text:p>
          </table:table-cell>
          <table:table-cell table:style-name="ce3" office:value-type="string">
            <text:p>2 bacs sur 14 pour le hs</text:p>
          </table:table-cell>
          <table:table-cell table:style-name="ce9"/>
          <table:table-cell table:style-name="ce9" office:value-type="string">
            <text:p>76,60 €</text:p>
          </table:table-cell>
        </table:table-row>
        <table:table-row table:style-name="ro2"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10" table:formula="of:=SUM([.D2:.D12])" office:value-type="currency" office:currency="EUR" office:value="1146.5">
            <text:p>1,146.50 €</text:p>
          </table:table-cell>
          <table:table-cell table:style-name="ce12" office:value-type="string">
            <text:p>258,14 €</text:p>
          </table:table-cell>
        </table:table-row>
        <table:table-row table:style-name="ro2">
          <table:table-cell table:style-name="ce4" table:number-columns-repeated="2"/>
          <table:table-cell table:style-name="ce7" office:value-type="string">
            <text:p>BALANCE:</text:p>
          </table:table-cell>
          <table:table-cell table:style-name="ce11"/>
          <table:table-cell table:style-name="ce13" office:value-type="string">
            <text:p>883,36 €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7/24/2012</text:date>, <text:time>17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L</meta:initial-creator>
    <meta:creation-date>2012-07-24T17:19:34</meta:creation-date>
    <dc:date>2012-07-24T17:34:39</dc:date>
    <dc:creator>C L</dc:creator>
    <meta:editing-duration>PT15M8S</meta:editing-duration>
    <meta:editing-cycles>2</meta:editing-cycles>
    <meta:generator>OpenOffice.org/3.3$Unix OpenOffice.org_project/330m20$Build-9567</meta:generator>
    <meta:document-statistic meta:table-count="3" meta:cell-count="52" meta:object-count="0"/>
  </office:meta>
</office:document-meta>
</file>